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86in" fo:margin-left="0in" fo:margin-right="-0.0056in" table:align="margins"/>
    </style:style>
    <style:style style:name="Table1.A" style:family="table-column">
      <style:table-column-properties style:column-width="1.7493in" style:rel-column-width="17114*"/>
    </style:style>
    <style:style style:name="Table1.B" style:family="table-column">
      <style:table-column-properties style:column-width="4.9493in" style:rel-column-width="4842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 style:data-style-name="N0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1b1206" officeooo:paragraph-rsid="001b1206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4" style:family="paragraph" style:parent-style-name="Table_20_Contents" style:list-style-name="L1">
      <style:text-properties style:font-name="Liberation Mono" fo:font-size="10pt" style:font-name-asian="Courier New" style:font-size-asian="10pt" style:font-name-complex="Liberation Mono" style:font-size-complex="10pt"/>
    </style:style>
    <style:style style:name="P5" style:family="paragraph" style:parent-style-name="Table_20_Contents" style:list-style-name="L2">
      <style:text-properties style:font-name="Liberation Mono" fo:font-size="10pt" style:font-name-asian="Courier New" style:font-size-asian="10pt" style:font-name-complex="Liberation Mono" style:font-size-complex="10pt"/>
    </style:style>
    <style:style style:name="P6" style:family="paragraph" style:parent-style-name="Table_20_Contents" style:list-style-name="L3">
      <style:text-properties style:font-name="Liberation Mono" fo:font-size="10pt" style:font-name-asian="Courier New" style:font-size-asian="10pt" style:font-name-complex="Liberation Mono" style:font-size-complex="10pt"/>
    </style:style>
    <style:style style:name="T1" style:family="text">
      <style:text-properties officeooo:rsid="001c743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float" office:value="15">
            <text:p text:style-name="P2">15</text:p>
          </table:table-cell>
        </table:table-row>
        <table:table-row>
          <table:table-cell table:style-name="Table1.A12" office:value-type="string">
            <text:p text:style-name="P1">Use Case Name</text:p>
          </table:table-cell>
          <table:table-cell table:style-name="Table1.B12" office:value-type="string">
            <text:p text:style-name="P1">Set <text:span text:style-name="T1">W</text:span>eb <text:span text:style-name="T1">S</text:span>ervice <text:span text:style-name="T1">T</text:span>heme</text:p>
          </table:table-cell>
        </table:table-row>
        <table:table-row>
          <table:table-cell table:style-name="Table1.A12" office:value-type="string">
            <text:p text:style-name="P1">Included Cases</text:p>
          </table:table-cell>
          <table:table-cell table:style-name="Table1.B12" office:value-type="string">
            <text:p text:style-name="P1">None</text:p>
          </table:table-cell>
        </table:table-row>
        <table:table-row>
          <table:table-cell table:style-name="Table1.A12" office:value-type="string">
            <text:p text:style-name="P1">Priority</text:p>
          </table:table-cell>
          <table:table-cell table:style-name="Table1.B12" office:value-type="string">
            <text:p text:style-name="P1">Useful</text:p>
          </table:table-cell>
        </table:table-row>
        <table:table-row>
          <table:table-cell table:style-name="Table1.A12" office:value-type="string">
            <text:p text:style-name="P1">View</text:p>
          </table:table-cell>
          <table:table-cell table:style-name="Table1.B12" office:value-type="string">
            <text:p text:style-name="P1">World Settings Popup</text:p>
          </table:table-cell>
        </table:table-row>
        <table:table-row>
          <table:table-cell table:style-name="Table1.A12" office:value-type="string">
            <text:p text:style-name="P1">Brief Description</text:p>
          </table:table-cell>
          <table:table-cell table:style-name="Table1.B12" office:value-type="string">
            <text:p text:style-name="P1">The DM can change the theme of the web service</text:p>
            <text:p text:style-name="P1"/>
          </table:table-cell>
        </table:table-row>
        <table:table-row>
          <table:table-cell table:style-name="Table1.A12" office:value-type="string">
            <text:p text:style-name="P1">Trigger</text:p>
          </table:table-cell>
          <table:table-cell table:style-name="Table1.B12" office:value-type="string">
            <text:p text:style-name="P1">The DM selects the option to change the web service theme</text:p>
            <text:p text:style-name="P1"/>
          </table:table-cell>
        </table:table-row>
        <table:table-row>
          <table:table-cell table:style-name="Table1.A12" office:value-type="string">
            <text:p text:style-name="P1">Actors</text:p>
          </table:table-cell>
          <table:table-cell table:style-name="Table1.B12" office:value-type="string">
            <text:p text:style-name="P1"><text:s text:c="3"/>1. Dungeon Master</text:p>
            <text:p text:style-name="P1"/>
          </table:table-cell>
        </table:table-row>
        <table:table-row>
          <table:table-cell table:style-name="Table1.A12" office:value-type="string">
            <text:p text:style-name="P1">Inputs</text:p>
          </table:table-cell>
          <table:table-cell table:style-name="Table1.B12" office:value-type="string">
            <text:list xml:id="list5358590447692918341" text:style-name="L1">
              <text:list-item>
                <text:p text:style-name="P4">The DM selects a preset theme</text:p>
              </text:list-item>
              <text:list-item>
                <text:p text:style-name="P4">The DM selects two colors for text and background</text:p>
                <text:p text:style-name="P4"/>
              </text:list-item>
            </text:list>
          </table:table-cell>
        </table:table-row>
        <table:table-row>
          <table:table-cell table:style-name="Table1.A12" office:value-type="string">
            <text:p text:style-name="P1">Outputs</text:p>
          </table:table-cell>
          <table:table-cell table:style-name="Table1.B12" office:value-type="string">
            <text:list xml:id="list896914612640580968" text:style-name="L2">
              <text:list-item>
                <text:p text:style-name="P5">The web service theme is set</text:p>
                <text:p text:style-name="P5"/>
              </text:list-item>
            </text:list>
          </table:table-cell>
        </table:table-row>
        <table:table-row>
          <table:table-cell table:style-name="Table1.A12" office:value-type="string">
            <text:p text:style-name="P1">Main Flow</text:p>
          </table:table-cell>
          <table:table-cell table:style-name="Table1.B12" office:value-type="string">
            <text:list xml:id="list8093326886953706649" text:style-name="L3">
              <text:list-item>
                <text:p text:style-name="P6">The DM wants to change the theme of the web service</text:p>
              </text:list-item>
              <text:list-item>
                <text:p text:style-name="P6">The DM clicks or otherwise selects the option to set the web service theme</text:p>
              </text:list-item>
              <text:list-item>
                <text:p text:style-name="P6">The DM selects the desired colors for the web service theme</text:p>
              </text:list-item>
              <text:list-item>
                <text:p text:style-name="P6">The web service theme is set</text:p>
              </text:list-item>
            </text:list>
            <text:p text:style-name="P1"/>
          </table:table-cell>
        </table:table-row>
        <table:table-row>
          <table:table-cell table:style-name="Table1.A12" office:value-type="string">
            <text:p text:style-name="P1">Alternate Flows</text:p>
          </table:table-cell>
          <table:table-cell table:style-name="Table1.B12" office:value-type="string"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9:51:46.348000000</dc:date>
    <meta:editing-duration>PT53M17S</meta:editing-duration>
    <meta:editing-cycles>8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7" meta:word-count="122" meta:character-count="616" meta:non-whitespace-character-count="525"/>
  </office:meta>
</office:document-meta>
</file>